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se clock</text:p>
          </table:table-cell>
          <table:table-cell office:value-type="float" office:value="18.432" calcext:value-type="float">
            <text:p>18,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56x224</text:p>
          </table:table-cell>
        </table:table-row>
        <table:table-row table:style-name="ro1">
          <table:table-cell office:value-type="string" calcext:value-type="string">
            <text:p>CLK1/2</text:p>
          </table:table-cell>
          <table:table-cell table:style-name="ce1" table:formula="of:=[.B1]/[.B2]" office:value-type="float" office:value="6.144" calcext:value-type="float">
            <text:p>6,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 / TI1</text:p>
          </table:table-cell>
          <table:table-cell table:formula="of:=[.B3]/2" office:value-type="float" office:value="3.072" calcext:value-type="float">
            <text:p>3,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 / E / Q / TI2</text:p>
          </table:table-cell>
          <table:table-cell table:style-name="ce1" table:formula="of:=[.B4]/2" office:value-type="float" office:value="1.536" calcext:value-type="float">
            <text:p>1,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table:formula="of:=[.B5]/2" office:value-type="float" office:value="0.768" calcext:value-type="float">
            <text:p>0,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8</text:p>
          </table:table-cell>
          <table:table-cell table:formula="of:=[.B6]/2" office:value-type="float" office:value="0.384" calcext:value-type="float">
            <text:p>0,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6</text:p>
          </table:table-cell>
          <table:table-cell table:formula="of:=[.B7]/2*1000" office:value-type="float" office:value="192" calcext:value-type="float">
            <text:p>192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H32</text:p>
          </table:table-cell>
          <table:table-cell table:formula="of:=[.B8]/2" office:value-type="float" office:value="96" calcext:value-type="float">
            <text:p>96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H64</text:p>
          </table:table-cell>
          <table:table-cell table:formula="of:=[.B9]/2" office:value-type="float" office:value="48" calcext:value-type="float">
            <text:p>48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H128</text:p>
          </table:table-cell>
          <table:table-cell table:formula="of:=[.B10]/2" office:value-type="float" office:value="24" calcext:value-type="float">
            <text:p>24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H256</text:p>
          </table:table-cell>
          <table:table-cell table:formula="of:=[.B11]/2" office:value-type="float" office:value="12" calcext:value-type="float">
            <text:p>12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blank</text:p>
          </table:table-cell>
          <table:table-cell table:formula="of:=128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period</text:p>
          </table:table-cell>
          <table:table-cell table:style-name="ce2" table:formula="of:=([.B15]+[.B16])/[.B3]" office:value-type="float" office:value="62.5" calcext:value-type="float">
            <text:p>62,5</text:p>
          </table:table-cell>
          <table:table-cell office:value-type="string" calcext:value-type="string">
            <text:p>us</text:p>
          </table:table-cell>
          <table:table-cell table:style-name="ce2"/>
        </table:table-row>
        <table:table-row table:style-name="ro1">
          <table:table-cell/>
          <table:table-cell table:style-name="ce3" table:formula="of:=1/[.B17]*1000" office:value-type="float" office:value="16" calcext:value-type="float">
            <text:p>16,00</text:p>
          </table:table-cell>
          <table:table-cell office:value-type="string" calcext:value-type="string">
            <text:p>kHz</text:p>
          </table:table-cell>
          <table:table-cell table:style-name="ce3"/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blank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period</text:p>
          </table:table-cell>
          <table:table-cell table:style-name="ce2" table:formula="of:=([.B19]+[.B20])*[.B17]/1000" office:value-type="float" office:value="16.5" calcext:value-type="float">
            <text:p>16,5</text:p>
          </table:table-cell>
          <table:table-cell office:value-type="string" calcext:value-type="string">
            <text:p>ms</text:p>
          </table:table-cell>
          <table:table-cell table:style-name="ce2"/>
        </table:table-row>
        <table:table-row table:style-name="ro1">
          <table:table-cell/>
          <table:table-cell table:style-name="ce2" table:formula="of:=1/[.B21]*1000" office:value-type="float" office:value="60.6060606060606" calcext:value-type="float">
            <text:p>60,6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 blank pulse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table:style-name="ce2" table:formula="of:=[.B24]*1000/[.B17]" office:value-type="float" office:value="39.84" calcext:value-type="float">
            <text:p>39,8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256 width</text:p>
          </table:table-cell>
          <table:table-cell table:formula="of:=62.6-41.8" office:value-type="float" office:value="20.8" calcext:value-type="float">
            <text:p>20,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table:style-name="ce2" table:formula="of:=[.B27]*[.B3]" office:value-type="float" office:value="127.7952" calcext:value-type="float">
            <text:p>127,8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 office:value-type="string" calcext:value-type="string">
            <text:p>H128 held up during blan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blank occurs at the end and start of the V cou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1" loext:min-decimal-places="1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 number:title="Definido por el usuario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11-14T09:32:09.287861977</meta:creation-date>
    <dc:date>2021-11-14T20:06:10.725603393</dc:date>
    <dc:creator>Pepe </dc:creator>
    <meta:editing-duration>PT43M23S</meta:editing-duration>
    <meta:editing-cycles>3</meta:editing-cycles>
    <meta:generator>LibreOffice/6.4.7.2$Linux_X86_64 LibreOffice_project/40$Build-2</meta:generator>
    <meta:document-statistic meta:table-count="1" meta:cell-count="60" meta:object-count="0"/>
  </office:meta>
</office:document-meta>
</file>